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7ef7" officeooo:paragraph-rsid="00047ef7"/>
    </style:style>
    <style:style style:name="P2" style:family="paragraph" style:parent-style-name="Standard">
      <style:text-properties officeooo:rsid="00047ef7" officeooo:paragraph-rsid="000b4938"/>
    </style:style>
    <style:style style:name="P3" style:family="paragraph" style:parent-style-name="Standard">
      <style:paragraph-properties fo:text-align="center" style:justify-single-word="false"/>
      <style:text-properties officeooo:rsid="00047ef7" officeooo:paragraph-rsid="00047ef7"/>
    </style:style>
    <style:style style:name="P4" style:family="paragraph" style:parent-style-name="Standard">
      <style:paragraph-properties fo:text-align="center" style:justify-single-word="false"/>
      <style:text-properties officeooo:rsid="000d298d" officeooo:paragraph-rsid="000d298d"/>
    </style:style>
    <style:style style:name="P5" style:family="paragraph" style:parent-style-name="Header">
      <style:paragraph-properties fo:text-align="end" style:justify-single-word="false"/>
      <style:text-properties officeooo:rsid="000d298d" officeooo:paragraph-rsid="000d298d"/>
    </style:style>
    <style:style style:name="T1" style:family="text">
      <style:text-properties officeooo:rsid="00065fc4"/>
    </style:style>
    <style:style style:name="T2" style:family="text">
      <style:text-properties officeooo:rsid="000760ce"/>
    </style:style>
    <style:style style:name="T3" style:family="text">
      <style:text-properties fo:font-style="normal" officeooo:rsid="000d298d" style:font-style-asian="normal" style:font-style-complex="normal"/>
    </style:style>
    <style:style style:name="T4" style:family="text">
      <style:text-properties officeooo:rsid="000d298d"/>
    </style:style>
    <style:style style:name="T5" style:family="text">
      <style:text-properties fo:font-style="italic" officeooo:rsid="000d298d"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hrow It All Away Essay</text:p>
      <text:p text:style-name="P3"/>
      <text:p text:style-name="P1"><text:tab/>The song “Throw It All Away, “ by Toad the Wet Sprocket, features the narrator <text:span text:style-name="T1">advocating to the subject to value friends and to try to follow what feels like their true purpose is in life. However, the subject of the song is ambiguous, and could be easily either society as a whole or a single person the singer is addressing directly.</text:span></text:p>
      <text:p text:style-name="P2"><text:tab/><text:span text:style-name="T2">Overall, there are phrases with ambiguous subjects, and more specific ones that seem to be speaking to only one person, which I’d argue is what the song is aiming to do. Close to the beginning of the song, there’s the lines “Take your cautionary tales/And take your incremental gain/And all the sycophantic games/And throw ‘em all away.” I’d say that while this can be applied to society as a whole, the specificness of “your” combined with that of the three subjects indicates a more personal touch. As well, towards the end of the song, the line “...fill the hole insdie your heart” further supports the personal motif, with it – arguably – requiring more personal knowledge of a person than you’d be able to generalize about society. </text:span></text:p>
      <text:p text:style-name="P2"><text:tab/><text:span text:style-name="T4">Because of this evidence, I’d argue that </text:span><text:span text:style-name="T3">“Throw It All Away,” by Toad the Wet Sprocket, is a message to one or a small group of people in particular, as opposed to a general message to society.</text:span><text:span text:style-name="T5">ttttttttTRToaT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d298d" officeooo:paragraph-rsid="000d298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lomon Greenberg</text:p>
        <text:p text:style-name="MP1">2015/04/12</text:p>
        <text:p text:style-name="MP1">Lit/Comp 10</text:p>
        <text:p text:style-name="MP1">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2:39:37.259525757</meta:creation-date>
    <dc:date>2016-04-13T00:16:55.739180642</dc:date>
    <meta:editing-duration>PT15M56S</meta:editing-duration>
    <meta:editing-cycles>3</meta:editing-cycles>
    <meta:generator>LibreOffice/5.1.2.2.0$Linux_X86_64 LibreOffice_project/10m0$Build-2</meta:generator>
    <meta:document-statistic meta:table-count="0" meta:image-count="0" meta:object-count="0" meta:page-count="1" meta:paragraph-count="8" meta:word-count="236" meta:character-count="1354" meta:non-whitespace-character-count="1120"/>
  </office:meta>
</office:document-meta>
</file>